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miri" svg:font-family="Amiri" style:font-pitch="variable"/>
    <style:font-face style:name="Arial" svg:font-family="Arial" style:font-family-generic="swiss" style:font-pitch="variable"/>
    <style:font-face style:name="Courier New" svg:font-family="'Courier New'" style:font-family-generic="modern" style:font-pitch="fixed"/>
    <style:font-face style:name="Fustat" svg:font-family="Fustat"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list-style-name="">
      <style:paragraph-properties fo:text-align="center" style:justify-single-word="false"/>
      <style:text-properties style:font-name="Amiri" officeooo:rsid="0016c35b" officeooo:paragraph-rsid="0016c35b" style:font-name-complex="Fustat"/>
    </style:style>
    <style:style style:name="P2" style:family="paragraph" style:parent-style-name="Text_20_body">
      <style:paragraph-properties fo:text-align="center" style:justify-single-word="false"/>
      <style:text-properties style:font-name="Amiri" officeooo:rsid="0016c35b" officeooo:paragraph-rsid="0016c35b" style:font-name-complex="Fustat"/>
    </style:style>
    <style:style style:name="P3" style:family="paragraph" style:parent-style-name="First_20_paragraph">
      <style:paragraph-properties fo:text-align="end" style:justify-single-word="false"/>
      <style:text-properties style:font-name="Amiri" fo:language="ar" fo:country="none" style:font-name-complex="Fustat"/>
    </style:style>
    <style:style style:name="P4" style:family="paragraph" style:parent-style-name="Text_20_body">
      <style:paragraph-properties fo:text-align="end" style:justify-single-word="false"/>
      <style:text-properties style:font-name="Amiri" fo:language="ar" fo:country="none" style:font-name-complex="Fustat"/>
    </style:style>
    <style:style style:name="P5" style:family="paragraph" style:parent-style-name="Text_20_body">
      <style:paragraph-properties fo:text-align="end" style:justify-single-word="false"/>
      <style:text-properties style:font-name="Amiri" fo:language="ar" fo:country="none" officeooo:paragraph-rsid="001d098c" style:font-name-complex="Amiri"/>
    </style:style>
    <style:style style:name="P6" style:family="paragraph" style:parent-style-name="Text_20_body">
      <style:paragraph-properties fo:text-align="end" style:justify-single-word="false"/>
      <style:text-properties style:font-name="Amiri" fo:language="ar" fo:country="none" style:font-name-complex="Amiri"/>
    </style:style>
    <style:style style:name="P7" style:family="paragraph" style:parent-style-name="Text_20_body">
      <style:paragraph-properties fo:text-align="end" style:justify-single-word="false"/>
      <style:text-properties style:font-name="Amiri" fo:language="ar" fo:country="none" officeooo:paragraph-rsid="001b0c45" style:font-name-complex="Amiri"/>
    </style:style>
    <style:style style:name="P8" style:family="paragraph" style:parent-style-name="Text_20_body">
      <style:paragraph-properties fo:text-align="center" style:justify-single-word="false"/>
      <style:text-properties style:font-name="Amiri" fo:language="ar" fo:country="none" style:font-name-complex="Fustat"/>
    </style:style>
    <style:style style:name="P9" style:family="paragraph" style:parent-style-name="Text_20_body">
      <style:paragraph-properties fo:text-align="end" style:justify-single-word="false"/>
      <style:text-properties style:font-name="Amiri" officeooo:paragraph-rsid="001d098c" style:font-name-complex="Amiri"/>
    </style:style>
    <style:style style:name="P10" style:family="paragraph" style:parent-style-name="Text_20_body">
      <style:paragraph-properties fo:margin-top="0.0201in" fo:margin-bottom="0.0201in" style:contextual-spacing="false" fo:line-height="100%" fo:text-align="center" style:justify-single-word="false"/>
      <style:text-properties style:font-name="Amiri" fo:language="ar" fo:country="none" officeooo:paragraph-rsid="001d098c" style:font-name-complex="Fustat"/>
    </style:style>
    <style:style style:name="P11" style:family="paragraph" style:parent-style-name="Text_20_body">
      <style:paragraph-properties fo:text-align="center" style:justify-single-word="false"/>
      <style:text-properties style:font-name="Amiri" fo:language="ar" fo:country="none" officeooo:paragraph-rsid="001d098c" style:font-name-complex="Fustat"/>
    </style:style>
    <style:style style:name="P12" style:family="paragraph" style:parent-style-name="Text_20_body">
      <style:paragraph-properties fo:text-align="center" style:justify-single-word="false"/>
      <style:text-properties style:font-name="Amiri" fo:language="ar" fo:country="none" style:font-name-complex="Amiri"/>
    </style:style>
    <style:style style:name="P13" style:family="paragraph" style:parent-style-name="Text_20_body">
      <style:paragraph-properties fo:text-align="end" style:justify-single-word="false"/>
      <style:text-properties style:font-name="Amiri" style:font-name-complex="Amiri"/>
    </style:style>
    <style:style style:name="P14" style:family="paragraph" style:parent-style-name="Text_20_body">
      <style:paragraph-properties fo:margin-top="0.0201in" fo:margin-bottom="0.0201in" style:contextual-spacing="false" fo:text-align="end" style:justify-single-word="false"/>
      <style:text-properties style:font-name="Amiri" fo:language="ar" fo:country="none" style:font-name-complex="Amiri"/>
    </style:style>
    <style:style style:name="P15" style:family="paragraph" style:parent-style-name="Text_20_body">
      <style:paragraph-properties fo:margin-top="0.0201in" fo:margin-bottom="0.0201in" style:contextual-spacing="false" fo:text-align="end" style:justify-single-word="false"/>
      <style:text-properties style:font-name="Amiri" fo:language="ar" fo:country="none" officeooo:paragraph-rsid="001f110b" style:font-name-complex="Amiri"/>
    </style:style>
    <style:style style:name="P16" style:family="paragraph" style:parent-style-name="Text_20_body">
      <style:paragraph-properties fo:margin-top="0.0201in" fo:margin-bottom="0.0201in" style:contextual-spacing="false" fo:text-align="end" style:justify-single-word="false"/>
      <style:text-properties style:font-name="Amiri" fo:language="ar" fo:country="none" officeooo:paragraph-rsid="00201cab" style:font-name-complex="Amiri"/>
    </style:style>
    <style:style style:name="P17" style:family="paragraph" style:parent-style-name="Text_20_body">
      <style:paragraph-properties fo:text-align="end" style:justify-single-word="false"/>
      <style:text-properties style:font-name="Amiri" officeooo:paragraph-rsid="00201cab" style:font-name-complex="Amiri"/>
    </style:style>
    <style:style style:name="P18" style:family="paragraph" style:parent-style-name="Text_20_body">
      <style:paragraph-properties fo:text-align="end" style:justify-single-word="false"/>
      <style:text-properties style:font-name="Amiri" fo:language="ar" fo:country="none" officeooo:paragraph-rsid="00201cab" style:font-name-complex="Amiri"/>
    </style:style>
    <style:style style:name="T1" style:family="text">
      <style:text-properties officeooo:rsid="0014e512"/>
    </style:style>
    <style:style style:name="T2" style:family="text">
      <style:text-properties fo:language="ar" fo:country="none"/>
    </style:style>
    <style:style style:name="T3" style:family="text">
      <style:text-properties fo:language="ar" fo:country="none" officeooo:rsid="001b0c45"/>
    </style:style>
    <style:style style:name="T4" style:family="text">
      <style:text-properties fo:language="ar" fo:country="none" officeooo:rsid="001d098c"/>
    </style:style>
    <style:style style:name="T5" style:family="text">
      <style:text-properties officeooo:rsid="001d098c"/>
    </style:style>
    <style:style style:name="T6" style:family="text">
      <style:text-properties officeooo:rsid="001f110b"/>
    </style:style>
    <style:style style:name="T7" style:family="text">
      <style:text-properties officeooo:rsid="00201cab"/>
    </style:style>
    <style:style style:name="T8" style:family="text">
      <style:text-properties fo:language="ar" fo:country="none" officeooo:rsid="00201c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حرارة اوغسطس</text:h>
      <text:p text:style-name="P2">بقلم ويليم فراير هارفي (1910)</text:p>
      <text:p text:style-name="P3">طريق فينيستون، كلافام</text:p>
      <text:p text:style-name="P4">العشرين من اغسطس, —<text:span text:style-name="T1">19</text:span></text:p>
      <text:p text:style-name="P5">اظن انني مررتُ باكثر يوم استثنائي في حياتي, وبينما الاحداث لاتزال حية في ذاكرتي, اردت ان اضعهم على الورق بكل وضوح</text:p>
      <text:p text:style-name="P5"><text:s/>دعوني ابد بالقول ان اسمي جيمس كلارنس ويذرنكروفت. ابلغ اربعين من العمر, بكامل صحتي, لم اعرف قط المرض. بسياق العمل انا فنان ليس بناجح جدا, ولكني اكسب المال الكافي باعمالي الفنية بالأبيض والأسود لتلبية حاجاتي الاساسية. اقرب الاقارب لدي هي اختي, ماتت قبل خمس سنوات, ولهذا السبب انا مستقل</text:p>
      <text:p text:style-name="P5">فطرت هذا الصباح عند التاسعة, وبعد القاء نظرة سريعة على جريدة الصباح اشعلت غليوني واستمررت لاعطاء عقلي الفرصة ليجوم بالارجاء على امل ان احصل على موضوع لكتابته. الغرفة, على الرغم من ان الباب والنوافذ كانا مفتوحين, كانت حارة بخنق, وكنت قد قررت ان اكثر الاماكن برودة وراحة في الحي هوة اعمق نقطة في المسبح العام, عندها خطرت لي فكرة</text:p>
      <text:p text:style-name="P5"><text:s/>بدأت في الرسم, عازماً كنت على عملي مما جعلني اترك غدائي غير ملموس, ولم اتوقف الا عندما دقت ساعة كنيسة القديس جودا الرابعة. النتيجة النهائية, لهذه الرسمة المستعجلة, كانت, بكل تأكيد, احسن اعمالي</text:p>
      <text:p text:style-name="P6">صَورت مجرماً على قفص الاتهام لحظة نطق القاضي حكمه. الرجل كان بدينًا, بدينا بشكل هائل. تدلت ثنيات من اللحم حول رقبته التي تجعدت حول عنقه الضخم الضئيل. كان حديث الحلاقه—او يجب علي القول انه كان كذلك منذ ايام— وشبه اصلع. وقف في قفق الاتهام, واصابعه القصيرة المتحيرة ممسكة بقضيب القفص, محدقًا أمامه مباشرةً. الشعور الذي اوحته تعابيره لم تكن تظهر رعباً, وانما, انهياراً تاماً ومطلق. بدا أن لا شيء فيه قادراً على حمل تلك الكتلة اللحمية</text:p>
      <text:p text:style-name="P6">طويتُ الرسمة, ومن دون معرفة السبب بالتحديد, وضعتها في جيبي. بعد ذلك ومع شعور السعادة النادر الذي تمنحه المعرفة بانك قمت بعمل متقن, غادرت المنزل. اعتقد أني شرعتُ بنية زيارة ترينتن, إذ اتذكر اني سرت عبر شارع لينتون ثم انعطفت يمينا على طريق جيلكريست عند سفح التل حيث كان العمال يعملون على خطوط الترام الجديدة</text:p>
      <text:p text:style-name="P7">ومن هناك فصاعداً لم يتبقى لدي سوى ذكرياتٌ مُقتمة عن اماكن ذهابي, الشي الوحيد الذي اذكره هوة الحر الشديد, الذي تصاعد من الرصيف الاسمنتي المُغبر كموجه شبه ملموسة. تُقت للرعد الموعود به من قبل كتل الغيوم النحاسية الضخمة المتدلية بانخفاض في السماء الغربية</text:p>
      <text:p text:style-name="P6"><text:soft-page-break/>لابد اني مشيت خمسة او ستة اميالٍ, حين ايقظني صبي صغير من شرودي بسؤالي عن الوقت. كان الوقت السابعة الا عشرين دقيقة. عندما غادر, بدإت اتأمل حولي, لقيت نفسي واقفاً امام بوابة تودي الى فناء يحيط به شريط من الارض الجافة, حيث تنتشر ازهار الْـ ستوك الارجوانية والجيرانيوم القرمزية. كان هناك لوح مكتوب عليه</text:p>
      <text:p text:style-name="P8">تشاس أتكينسون </text:p>
      <text:p text:style-name="P8">نحات نُصُب تذكارية </text:p>
      <text:p text:style-name="P8">يتخصص في الرخام الإنجليزي والإيطالي </text:p>
      <text:p text:style-name="P6">من الفناء نفسه انبثقت صغره مرحة, وضجيج ضربات مطرقة, ورنين معدني حاد للتقاء الفولاذ بلحجر. نزوه مفاجئة دفعتني للدخول. كان رجلٌ جالساً مديراً ظهرهُ باتجاهي. منهمكاً بنحت لوح ٍ من الرخام ذي عروق غريبة. التفت نحوي عند سماع صوت خطواتي فتوقفت</text:p>
      <text:p text:style-name="P6">كان الرجل نفسه الذي كنتُ قد رسمتهُ واحتفظت ُ بصورته في جيبي. جلس هناك, ضخم كالفيل, والعرق الذي ينساب من فوق رأسه, يمسحه بمنديل حريري احمر. عالرغم من ان الوجه كان نفسه, الا ان التعابير كانت مختلفة تماماً</text:p>
      <text:p text:style-name="P9"><text:span text:style-name="T2">حيأني مبتسماً كأننا اصدقاء قدامى, وصافح يدي. اعتذرت عن دخولي عنوة. ”كل شي حار وساطع في الخارج</text:span>“<text:span text:style-name="T2"> انا قلت </text:span>”<text:span text:style-name="T2">يبدو كـواحة في الصحراء</text:span>“<text:span text:style-name="T2"> </text:span>”<text:span text:style-name="T2">لا اعلم شيء عن الواحة</text:span>“<text:span text:style-name="T2"> هو اجاب </text:span>”<text:span text:style-name="T2">لكنها بالتأكيد حارة كالجحيم في الخارج. تفضل بالجلوس, <text:s/>يا سيدي. “</text:span><text:span text:style-name="T3"> </text:span><text:span text:style-name="T4">ا</text:span><text:span text:style-name="T2">شار الى طرف شاهد القبر الذي كان يعمل عليه, فجلست. ”هذه قطعه رائعه من الحجر التي لديك</text:span>“<text:span text:style-name="T2"> قلت</text:span></text:p>
      <text:p text:style-name="P9"><text:span text:style-name="T2"><text:s/>هز رأسه </text:span>”<text:span text:style-name="T2">الى حد ما هي كذلك</text:span>“<text:span text:style-name="T2"> اجاب </text:span>”<text:span text:style-name="T2">السطح هنا هوة افضل ما يمكن ان تجده, لكن هناك عيب كبير في المؤخرة, لا اتوقع ان تلاحظه. يستحيل علي ان اصنع شئ جيد من قطعة رخام كهذه. ستكون على مايرام في فصل الصيف ولن تتضرر في الحرارة, ولكن انتظر حتى يأتي الشتاء. ليس هناك شئ يضاهي الصقيع لكشف نقاط ضعف الحجر.“</text:span><text:span text:style-name="T4">;</text:span><text:span text:style-name="T2"> </text:span><text:span text:style-name="T4">سئلت</text:span><text:span text:style-name="T2"> “</text:span><text:span text:style-name="T4">اذاً</text:span><text:span text:style-name="T2"> فما الغرض منه؟</text:span>“<text:span text:style-name="T2"> فانفجر الرجل ضاحكاً. </text:span>”<text:span text:style-name="T2">سيكون عليك من الصعب تصديقي لو قلت لك انها لمعرض, لكنها الحقيقة. الفنانون <text:s/>يقيمون معارض, وكذلك البقالون والجزارون, ونحن ايضاً لدينا معارض. احدث المستجدات في شواهد القبر, أتفهم؟“ </text:span><text:span text:style-name="T4">أستمر </text:span><text:span text:style-name="T2">يتحدث عن انواع الرخام, ايها اكثر تحملاً للمطر والريح, وايها اسهل في النحت. </text:span></text:p>
      <text:p text:style-name="P5">ثم تحول للحديث عن حديقته ونوع جديد من القرنفل اشتراه. وبين كل دقيقة واخرى كان يلقي بادواته, يمسح جبهته الساطعة, ويلعن الحر. لم اقل كثيراً لاني شعرت بالاظطراب. كان هناك شئ غير طبيعي ومقلق حول هذا الرجل. حاولت في بادئ الامر ان اقنع نفسي بأني رايته من قبل, وان وجهه —رغم كونه غير مالؤف لي— قد وجد مكاناً ما في زاوية من ذاكرتي, ولكني ادركت بأني اخدع نفسي بحجج واهية</text:p>
      <text:p text:style-name="P5">انهى السيد أتكينسون عمله, وبصق في الارض ونهض وهوة يتنهد بارتياح. ”هيا! ماذا تظن في ذلك؟“ قال بنبره من الفخر </text:p>
      <text:p text:style-name="P5">وكان النقش الذي قرأته لاول مرة يحوي الاَتي</text:p>
      <text:p text:style-name="P10"><text:soft-page-break/>مخصص لذكرى </text:p>
      <text:p text:style-name="P10">جيمس كلارنس ويذنكروفت <text:s/></text:p>
      <text:p text:style-name="P10">وُلِد في <text:span text:style-name="T5">18</text:span> يناير <text:span text:style-name="T5">1860</text:span> </text:p>
      <text:p text:style-name="P11">ووافته المنيه فجأه </text:p>
      <text:p text:style-name="P11">في <text:span text:style-name="T5">20</text:span> اغسطس —<text:span text:style-name="T5">19</text:span></text:p>
      <text:p text:style-name="P11"/>
      <text:p text:style-name="P12">”في خضم الحياة نحن في الموت“</text:p>
      <text:p text:style-name="P13"><text:span text:style-name="T2">جلست صامتاً لبعض الوقت. مرت قشعريرة من طرفي العلوي. سألته اين رأى الاسم. ”لم اره في اي مكان! كنت بحاجة لاسم ما, فكتبت اول ماخطر ببالي, لم تسأل؟</text:span>“<text:span text:style-name="T2"> رد السيد أتكينسون </text:span>”<text:span text:style-name="T2">انها مصادفة غريبة, ولكن حدث ان يكون نفس اسمي.“ قلت. اطلق صفيراً طويلاً وخافتاً.</text:span></text:p>
      <text:p text:style-name="P14">”والتواريخ؟“</text:p>
      <text:p text:style-name="P15">”استطيع ان اجيب عن واحد منها فقط, وهو صحيح“</text:p>
      <text:p text:style-name="P16"><text:span text:style-name="T6">فقال</text:span> ”<text:span text:style-name="T6">يا له من امراً غريب</text:span>“ <text:span text:style-name="T6">و</text:span>لكني كنت اعلم اكثر منه. اخبرته عما قمت به في الصباح. اخرجتُ الرسمه من جيبي واريته اياه. وبينما كان ينظر اليها اخذت تعابير وجهه تتغير تدريجيًا حتى اصبحت تشبه تعابير الرجل الذي رسمته. ”وقبل يومين فقط!“ قال ”كنتُ اخبر ماريا ان الاشباح غير موجودة“ لم يسبق لأي منا أن رأى شبحًا، لكنني فهمت ما يعنيه. ”لعلك سمعت اسمي“ قلت ”ولا بد أنك رأيتَني في مكانٍ ما ثم نسيتَ! هل كنتَ في كلاكتون-أون-سي في يوليو الماضي؟“ سئلني. لم أزر كلاكتون قط</text:p>
      <text:p text:style-name="P16"><text:s/>كنا صامتين لبعض الوقت, وننظر لنفس الشئ: التاريخين المنقوشين على شاهد القبر, وكان احدهما صحيحاً <text:s/>”<text:span text:style-name="T7">ت</text:span>عالَ إلى الداخل وتناول العشاء معنا“ قال السيد أتكينسون. زوجته امرأة صغيرة ومفعمة بلحيوية, ذات خدّين مُحمّرين مُتقشرين كأهل الريف. قدمني زوجها كـ احد اصدقائه الفنانين. وكانت النتيجة مؤسفة, فبعد أن أُزيح طبق السردين والجرجير, أحضرتْ نسخةً من الإنجيل برسومات «دوري», واظطررتُ الى الجلوس والتظاهر باعجابي بالرسمات لما يقارب النصف ساعة</text:p>
      <text:p text:style-name="P13"><text:span text:style-name="T2">ذهبت إلى الخارج، فوجدتُ أتكينسون جالسًا على شاهد القبر يُدخّن. استأنفنا الحديث من النقطة التي توقفنا عندها. ”عليك ان تعذرني لسؤالي </text:span>“<text:span text:style-name="T2"> قلت </text:span>”<text:span text:style-name="T2">لكن هل تذكر انك فعلت شئ يمكن ان تذهب من اجله للمحكمة؟</text:span>“<text:span text:style-name="T2"> هزَّ رأسه. </text:span>”<text:span text:style-name="T2">لستُ مفلساً, فالعمل مزدهر بشكل مرضي. قبل ثلاث سنوات، أهديتُ دُيوكًا روميةً لبعض المسؤولين في عيد الميلاد, ولكن هذا كل مايمككني تذكره. وكانت ديوكاً صغيرة ايضاً“ اضاف بعد ان فكر</text:span></text:p>
      <text:p text:style-name="P17"><text:span text:style-name="T2">نهض وأحضرَ دلواً من الشرفة، وبدأ يروي الأزهار. ”مرتين يومياً بانتظام في الحر</text:span>“<text:span text:style-name="T2"> قال </text:span>”<text:span text:style-name="T2">ومع ذلك تهلك الحرارة احياناً الرقيق منها. اما السراخس —يا الهي!— فما كانت لتصمد. اين تسكن؟</text:span>“<text:span text:style-name="T2"> اخبرته بعنواني</text:span></text:p>
      <text:p text:style-name="P18"><text:soft-page-break/></text:p>
      <text:p text:style-name="P17"><text:span text:style-name="T2"><text:s/>سيتطلب العودةُ إلى منزلي ساعةً من المشي السريع. </text:span>”<text:span text:style-name="T2">الامر هكذا</text:span>“<text:span text:style-name="T2"> قال </text:span>”<text:span text:style-name="T2">لننظر للمسأله بوضوح. إذا عدتَ إلى منزلك الليلة، فأنت تُخاطر ان تكون عرضة للحوادث. قد تدهسك عربةٌ، وهناك دائمًا قشورُ الموزِ وقشرُ البرتقال، ناهيكَ عن السلالمِ الساقطة.“ </text:span><text:span text:style-name="T8">ت</text:span><text:span text:style-name="T2">حدَّثَ عن المُستبعَدِ بجديةٍ مُفرطة كانت لتكون مضحكة قبلَ ست ساعات. لكنني لم أضحك. ”أفضل ما يمكننا فعله,</text:span>“<text:span text:style-name="T2"> واصلَ </text:span>”<text:span text:style-name="T2">هو أن تبقى هنا حتى الساعة الثانية عشرة. سنصعد إلى الطابق العلوي ونُدخّن، فقد يكون الجو ألطفَ في الداخل.“ وبشكل مفاجىء وافقت</text:span></text:p>
      <text:p text:style-name="P6">نحن جالسون الان في غرفة طويلة منخفضة تحت الجوانب. أرسل أتكينسون زوجته إلى الفراش. وهو نفسه منهمكٌ في شحذ بعض أدواته على مِسَنّة زيتية صغيرة، بينما يُدخن إحدى سجائري. يبدو الهواء مُشحونًا برعد. أنا أكتب هذا على طاولة مهتزة قبيل النافذة المفتوحة. إحدى قوائمها مشقوقة, وأتكينسون —الذي يبدو ماهرًا في استخدام أدواته— سيقوم بإصلاحها حالما ينتهي من شحذ حافة إزميله. انها بعد الحادية عشرة الان. سأهم بالذهاب بعد ساعة من الان. لكن الحر الحانق كافي لجعل المرء يُجن</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miri" svg:font-family="Amiri" style:font-pitch="variable"/>
    <style:font-face style:name="Arial" svg:font-family="Arial" style:font-family-generic="swiss" style:font-pitch="variable"/>
    <style:font-face style:name="Courier New" svg:font-family="'Courier New'" style:font-family-generic="modern" style:font-pitch="fixed"/>
    <style:font-face style:name="Fustat" svg:font-family="Fustat"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dc:title/>
    <dc:description/>
    <dc:subject/>
    <meta:keyword/>
    <meta:initial-creator/>
    <meta:creation-date>2025-04-25T11:11:28Z</meta:creation-date>
    <dc:date>2025-04-25T15:06:22.750316101</dc:date>
    <meta:editing-duration>PT23M51S</meta:editing-duration>
    <meta:editing-cycles>12</meta:editing-cycles>
    <meta:document-statistic meta:table-count="0" meta:image-count="0" meta:object-count="0" meta:page-count="4" meta:paragraph-count="38" meta:word-count="1248" meta:character-count="6901" meta:non-whitespace-character-count="5673"/>
  </office:meta>
</office:document-meta>
</file>